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!!!!!!!!!!!!!!!!!!!!!!!!!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1:29:45.692945175</meta:creation-date>
    <dc:date>2018-12-28T11:30:00.200077165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37" meta:non-whitespace-character-count="37"/>
    <meta:generator>LibreOffice/6.0.6.2$Linux_X86_64 LibreOffice_project/00m0$Build-2</meta:generator>
  </office:meta>
</office:document-meta>
</file>